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4002" officeooo:paragraph-rsid="001d4002"/>
    </style:style>
    <style:style style:name="P2" style:family="paragraph" style:parent-style-name="Standard">
      <style:text-properties officeooo:rsid="001eb9ac" officeooo:paragraph-rsid="001eb9ac"/>
    </style:style>
    <style:style style:name="T1" style:family="text">
      <style:text-properties officeooo:rsid="001d4002"/>
    </style:style>
    <style:style style:name="T2" style:family="text">
      <style:text-properties officeooo:rsid="001fea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<text:span text:style-name="T1">descriçao do problema</text:span></text:p>
      <text:p text:style-name="P2">Em termos gerais, <text:span text:style-name="T2">o desafio proposto consistia em criar um programa que permitisse um ou até 4 <text:s/>jogadores jogar uma versão modificada do classico Mastermind. </text:span></text:p>
      <text:p text:style-name="Standard"/>
      <text:p text:style-name="Standard"/>
      <text:p text:style-name="Standard">-<text:span text:style-name="T1">abordagem</text:span></text:p>
      <text:p text:style-name="Standard">-<text:span text:style-name="T1">arquitetura do programa</text:span></text:p>
      <text:p text:style-name="Standard">-<text:span text:style-name="T1">descriçao das estruturas de dados</text:span></text:p>
      <text:p text:style-name="Standard">-<text:span text:style-name="T1">descriçao dos algoritmos(funções)</text:span></text:p>
      <text:p text:style-name="P1">-funcionamento do programa</text:p>
      <text:p text:style-name="P1">-exempl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09:16:09.444735247</meta:creation-date>
    <dc:date>2019-03-21T15:22:16.154428374</dc:date>
    <meta:editing-duration>PT30M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44" meta:character-count="317" meta:non-whitespace-character-count="279"/>
  </office:meta>
</office:document-meta>
</file>